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4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0.591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0.792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rotation-align="none"/>
    </style:style>
    <style:style style:name="ce11" style:family="table-cell" style:parent-style-name="Excel_20_Built-in_20_Normal">
      <style:table-cell-properties fo:border-bottom="0.035cm solid #000000" fo:background-color="#000000" style:diagonal-bl-tr="none" style:diagonal-tl-br="none" fo:border-left="0.088cm solid #000000" fo:border-right="0.088cm solid #000000" style:rotation-align="none" fo:border-top="0.088cm solid #000000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Excel_20_Built-in_20_Normal">
      <style:table-cell-properties fo:border-bottom="0.035cm solid #000000" fo:background-color="#000000" style:diagonal-bl-tr="none" style:diagonal-tl-br="none" fo:border-left="0.088cm solid #000000" fo:border-right="0.088cm solid #000000" style:rotation-align="none" fo:border-top="0.035cm solid #000000"/>
    </style:style>
    <style:style style:name="ce14" style:family="table-cell" style:parent-style-name="Excel_20_Built-in_20_Normal">
      <style:table-cell-properties fo:border-bottom="none" fo:background-color="#000000" style:diagonal-bl-tr="none" style:diagonal-tl-br="none" fo:border-left="0.088cm solid #000000" fo:border-right="0.088cm solid #000000" style:rotation-align="none" fo:border-top="none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9" style:family="table-cell" style:parent-style-name="Excel_20_Built-in_20_Normal" style:data-style-name="N106"/>
    <style:style style:name="ce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hecklist Plan van Aanpak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3">
          <table:table-cell table:style-name="ce3" office:value-type="string">
            <text:p>A Algemeen, lay-out en taalgebruik van het plan van aanpak </text:p>
          </table:table-cell>
          <table:table-cell table:style-name="ce10"/>
          <table:table-cell table:number-columns-repeated="1022"/>
        </table:table-row>
        <table:table-row table:style-name="ro4">
          <table:table-cell table:style-name="ce4"/>
          <table:table-cell table:style-name="ce10"/>
          <table:table-cell table:number-columns-repeated="1022"/>
        </table:table-row>
        <table:table-row table:style-name="ro5">
          <table:table-cell table:style-name="ce5" office:value-type="string">
            <text:p>Is het voorblad compleet? </text:p>
          </table:table-cell>
          <table:table-cell table:style-name="ce11"/>
          <table:table-cell table:number-columns-repeated="1022"/>
        </table:table-row>
        <table:table-row table:style-name="ro6">
          <table:table-cell table:style-name="ce4" office:value-type="string">
            <text:p>□ Bevat het de tekst: ‘Plan van aanpak’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Bevat het de naam van het project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7">
          <table:table-cell table:style-name="ce4" office:value-type="string">
            <text:p>□ Bevat het de naam van de organisatie en de naam van de opdrachtgever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Bevat het de plaats en datum van gereedkomen van het plan van aanpak? </text:p>
          </table:table-cell>
          <table:table-cell table:style-name="ce12"/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het groepsnummer/de code van de projectgroep aanwezig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Bevat het de naam van de opdrachtnemer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Bevat het alle correcte namen van alle projectled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4"/>
          <table:table-cell table:number-columns-repeated="1022"/>
        </table:table-row>
        <table:table-row table:style-name="ro5">
          <table:table-cell table:style-name="ce5" office:value-type="string">
            <text:p>Lay-out </text:p>
          </table:table-cell>
          <table:table-cell table:style-name="ce14"/>
          <table:table-cell table:number-columns-repeated="1022"/>
        </table:table-row>
        <table:table-row table:style-name="ro6">
          <table:table-cell table:style-name="ce4" office:value-type="string">
            <text:p>□ Is een inhoudsopgave met paginanummers aanwezig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de hoofdstukken genummer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de paginanummers op de bladzijden aanwezig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de hoofdstukken duidelijk aangegeven? </text:p>
          </table:table-cell>
          <table:table-cell table:style-name="ce12"/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Klopt de hoofdstukindeling en zijn alle hoofdstukken aanwezig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Taalgebruik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Is het plan van aanpak helder geschrev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Wordt er correcte taal gebruikt (gebruik van spelling- en grammaticacontrole)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de taal zakelijk? Geen ik, jij, jullie!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Worden niet te lange zinnen gebruikt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Is het plan van aanpak ‘puntig’ geschreven, met een duidelijke structuur en opsomming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Worden onbekende begrippen eerst uitgelegd alvorens ze worden gebruikt? Of n.v.t.?</text:p>
          </table:table-cell>
          <table:table-cell table:style-name="ce12" office:value-type="string">
            <text:p>n.v.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8">
          <table:table-cell table:style-name="ce4" office:value-type="string">
            <text:p>□ Vindt geen rolwisseling plaats tijdens het plan van aanpak? Dat wil zeggen: wordt het plan van aanpak steeds vanuit dezelfde persoon bekeken? </text:p>
          </table:table-cell>
          <table:table-cell table:style-name="ce15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number-columns-repeated="1021"/>
        </table:table-row>
        <table:table-row table:style-name="ro9">
          <table:table-cell table:style-name="ce3"/>
          <table:table-cell table:style-name="ce13"/>
          <table:table-cell table:number-columns-repeated="1022"/>
        </table:table-row>
        <table:table-row table:style-name="ro3">
          <table:table-cell table:style-name="ce3" office:value-type="string">
            <text:p>B De hoofdstukken van het Plan van Aanpak </text:p>
          </table:table-cell>
          <table:table-cell table:style-name="ce13"/>
          <table:table-cell table:number-columns-repeated="1022"/>
        </table:table-row>
        <table:table-row table:style-name="ro4">
          <table:table-cell table:style-name="ce6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1: Achtergronden </text:p>
          </table:table-cell>
          <table:table-cell table:style-name="ce13"/>
          <table:table-cell table:number-columns-repeated="1022"/>
        </table:table-row>
        <table:table-row table:style-name="ro7">
          <table:table-cell table:style-name="ce4" office:value-type="string">
            <text:p>□ Is een korte beschrijving van de organisatie waarin het project zich afspeelt opgenom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aangegeven wat de organisatie doet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duidelijk welke afdelingen bij het project zijn betrokk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de achtergronden van ‘groot’ naar ‘klein’ beschreven? </text:p>
          </table:table-cell>
          <table:table-cell table:style-name="ce16" office:value-type="string" table:number-columns-spanned="1" table:number-rows-spanned="2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<text:s text:c="4"/>Bijvoorbeeld: eerst het bedrijf, dan de vestiging, vervolgens de afdeling, dan het project. </text:p>
          </table:table-cell>
          <table:covered-table-cell table:style-name="ce17"/>
          <table:table-cell table:number-columns-repeated="1022"/>
        </table:table-row>
        <table:table-row table:style-name="ro6">
          <table:table-cell table:style-name="ce4" office:value-type="string">
            <text:p>□ Is duidelijk waarom de opdrachtgever dit project wil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duidelijk wie de opdrachtgever (persoon) is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er een schriftelijke opdracht aanwezig? </text:p>
          </table:table-cell>
          <table:table-cell table:style-name="ce12" office:value-type="string">
            <text:p>n.v.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0">
          <table:table-cell table:style-name="ce5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2: Projectopdracht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Wordt duidelijk waarom het project wordt uitgevoer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de doelstellingen duidelijk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de doelstellingen ‘smart’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Is exact duidelijk wat het eindproduct van het project is (inclusief de eisen die aan het product worden gesteld)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het eindproduct voldoende gespecificeer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3: Projectactiviteiten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Is er een puntsgewijze opsomming van activiteit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er voldoende activiteiten gedefinieer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het plan van aanpak zelf ook als activiteit opgenom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de afhandeling van het project genoemd?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4: Projectgrenzen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Is voldoende aangegeven tot hoever het project doorgaat (‘lengte’)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voldoende duidelijk wat niet bij het project hoort (‘breedte’)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Is duidelijk aan welke voorwaarden moet worden voldaan voor het welslagen van het project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5: Producten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Zijn voldoende producten gedefinieerd?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het plan van aanpak ook als product gedefinieer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ontwerpen, rapporten en dergelijke niet verget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het eindproduct niet verget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6: Kwaliteit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Is de waarborging van de kwaliteit van het eindproduct beschrev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Is de waarborging van de kwaliteit van de tussenproducten beschrev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voldoende controles ingebouwd om de kwaliteit te bewaken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er normen ter controle van de kwaliteit genoem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terugkoppelingen met opdrachtgever genoem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Zijn afspraken opgenomen over te gebruiken hulpmiddelen (onder andere software)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Wordt het vragen van extern advies genoem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Worden producten in fasen opgeleverd (bijvoorbeeld conceptrapporten, goedkeuring, definitief rapport)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7: Projectorganisatie </text:p>
          </table:table-cell>
          <table:table-cell table:style-name="ce13"/>
          <table:table-cell table:number-columns-repeated="1022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Organisatie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Zijn de functies binnen de projectgroep verdeel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Staan er namen bij de functies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Zijn namen, adressen, telefoonnummers en e-mailadressen van alle projectleden genoem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de beschikbaarheid van de deelnemers genoem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Informatie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Is genoemd hoe de communicatie met de opdrachtgever is geregel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Is genoemd hoe de interne communicatie binnen de projectgroep is geregel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de urenverantwoording of tijdregistratie geregel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de vergaderfrequentie geregel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Is voorzien in een weekverslag door projectleden aan de projectleider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Is voorzien in een weekverslag door de projectleider aan de opdrachtgever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de archivering geregel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8: Planning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Klopt de planning met de activiteiten?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een computerplanning (bijv. MS-Project) aanwezig?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de planning realistisch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0">
          <table:table-cell table:style-name="ce5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9: Kosten en baten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Bevat het overzicht voldoende informatie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Bevat het overzicht een korte toelichting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Zijn de baten genoemd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□ Is het overzicht realistisch?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□ Zijn de kosten en baten niet te precies opgegeven? (Het gaat immers om een schatting). </text:p>
          </table:table-cell>
          <table:table-cell table:style-name="ce1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13"/>
          <table:table-cell table:number-columns-repeated="1022"/>
        </table:table-row>
        <table:table-row table:style-name="ro5">
          <table:table-cell table:style-name="ce5" office:value-type="string">
            <text:p>Hoofdstuk 10: Risico’s </text:p>
          </table:table-cell>
          <table:table-cell table:style-name="ce13"/>
          <table:table-cell table:number-columns-repeated="1022"/>
        </table:table-row>
        <table:table-row table:style-name="ro6">
          <table:table-cell table:style-name="ce4" office:value-type="string">
            <text:p>□ Is het hoofdstuk voldoende degelijk?</text:p>
          </table:table-cell>
          <table:table-cell table:style-name="ce18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7" office:value-type="string">
            <text:p>Totaal aantal punten</text:p>
          </table:table-cell>
          <table:table-cell table:formula="of:=SUM([.B8:.B110])" office:value-type="float" office:value="0">
            <text:p>0</text:p>
          </table:table-cell>
          <table:table-cell table:formula="of:=SUM([.C8:.C110])" office:value-type="float" office:value="70">
            <text:p>70</text:p>
          </table:table-cell>
          <table:table-cell table:number-columns-repeated="1021"/>
        </table:table-row>
        <table:table-row table:style-name="ro6">
          <table:table-cell table:style-name="ce8" office:value-type="string">
            <text:p>Eindcijfer</text:p>
          </table:table-cell>
          <table:table-cell table:style-name="ce19" table:formula="of:=[.B111]/[.$C111]*10" office:value-type="float" office:value="0">
            <text:p>0,0</text:p>
          </table:table-cell>
          <table:table-cell table:number-columns-repeated="1022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2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3" table:style-name="ta3" table:print="false">
        <table:table-column table:style-name="co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8000" number:language="nl" number:country="NL">
      <number:number number:min-integer-digits="1"/>
    </number:number-style>
    <number:number-style style:name="N106">
      <number:number number:decimal-places="1" number:min-integer-digits="1"/>
    </number:number-style>
    <number:number-style style:name="N8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6P0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08P0"/>
    </number:number-style>
    <number:number-style style:name="N8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09P0"/>
    </number:number-style>
    <number:date-style style:name="N8110" number:language="nl" number:country="NL">
      <number:day/>
      <number:text>-</number:text>
      <number:month/>
      <number:text>-</number:text>
      <number:year number:style="long"/>
    </number:date-style>
    <number:date-style style:name="N8111" number:language="nl" number:country="NL">
      <number:day/>
      <number:text>-</number:text>
      <number:month number:textual="true"/>
      <number:text>-</number:text>
      <number:year/>
    </number:date-style>
    <number:date-style style:name="N8112" number:language="nl" number:country="NL">
      <number:day/>
      <number:text>-</number:text>
      <number:month number:textual="true"/>
    </number:date-style>
    <number:date-style style:name="N8113" number:language="nl" number:country="NL">
      <number:month number:textual="true"/>
      <number:text>-</number:text>
      <number:year/>
    </number:date-style>
    <number:time-style style:name="N8114" number:language="nl" number:country="NL">
      <number:hours/>
      <number:text>:</number:text>
      <number:minutes number:style="long"/>
      <number:text> </number:text>
      <number:am-pm/>
    </number:time-style>
    <number:time-style style:name="N8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nl" number:country="NL">
      <number:hours/>
      <number:text>:</number:text>
      <number:minutes number:style="long"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nl" number:country="NL">
      <number:number number:decimal-places="0" number:min-integer-digits="1" number:grouping="true"/>
      <number:text> </number:text>
    </number:number-style>
    <number:number-style style:name="N8119" number:language="nl" number:country="NL">
      <number:number number:decimal-places="0" number:min-integer-digits="1" number:grouping="true"/>
      <number:text>-</number:text>
      <style:map style:condition="value()&gt;=0" style:apply-style-name="N8119P0"/>
    </number:number-style>
    <number:number-style style:name="N8120P0" style:volatile="true" number:language="nl" number:country="NL">
      <number:number number:decimal-places="0" number:min-integer-digits="1" number:grouping="true"/>
      <number:text> </number:text>
    </number:number-style>
    <number:number-style style:name="N8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0P0"/>
    </number:number-style>
    <number:number-style style:name="N8121P0" style:volatile="true" number:language="nl" number:country="NL">
      <number:number number:decimal-places="2" number:min-integer-digits="1" number:grouping="true"/>
      <number:text> </number:text>
    </number:number-style>
    <number:number-style style:name="N8121" number:language="nl" number:country="NL">
      <number:number number:decimal-places="2" number:min-integer-digits="1" number:grouping="true"/>
      <number:text>-</number:text>
      <style:map style:condition="value()&gt;=0" style:apply-style-name="N8121P0"/>
    </number:number-style>
    <number:number-style style:name="N8122P0" style:volatile="true" number:language="nl" number:country="NL">
      <number:number number:decimal-places="2" number:min-integer-digits="1" number:grouping="true"/>
      <number:text> </number:text>
    </number:number-style>
    <number:number-style style:name="N8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nl" number:country="NL">
      <number:text> </number:text>
      <number:number number:decimal-places="0" number:min-integer-digits="1" number:grouping="true"/>
      <number:text>-</number:text>
    </number:number-style>
    <number:number-style style:name="N8123P2" style:volatile="true" number:language="nl" number:country="NL">
      <number:text> - </number:text>
    </number:number-style>
    <number:text-style style:name="N8123" number:language="nl" number:country="N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8124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8124P2" style:volatile="true" number:language="nl" number:country="NL">
      <number:text> € - </number:text>
    </number:number-style>
    <number:text-style style:name="N8124" number:language="nl" number:country="NL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nl" number:country="NL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nl" number:country="NL">
      <number:text> </number:text>
      <number:number number:decimal-places="2" number:min-integer-digits="1" number:grouping="true"/>
      <number:text>-</number:text>
    </number:number-style>
    <number:number-style style:name="N8125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8125" number:language="nl" number:country="NL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8126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8126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8126" number:language="nl" number:country="NL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nl" number:country="NL">
      <number:minutes number:style="long"/>
      <number:text>:</number:text>
      <number:seconds number:style="long"/>
    </number:time-style>
    <number:time-style style:name="N8128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nl" number:country="NL">
      <number:minutes number:style="long"/>
      <number:text>:</number:text>
      <number:seconds number:style="long" number:decimal-places="1"/>
    </number:time-style>
    <number:number-style style:name="N8130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22-01-2015</text:date>, <text:time>11:02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11:02:55.62</dc:date>
    <dc:creator>Patrick </dc:creator>
    <meta:document-statistic meta:table-count="3" meta:cell-count="232" meta:object-count="0"/>
    <meta:generator>OpenOffice/4.1.1$Win32 OpenOffice.org_project/411m6$Build-9775</meta:generator>
  </office:meta>
</office:document-meta>
</file>